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cc5d" officeooo:paragraph-rsid="0013cc5d"/>
    </style:style>
    <style:style style:name="P2" style:family="paragraph" style:parent-style-name="Text_20_body">
      <style:text-properties officeooo:rsid="00153cac" officeooo:paragraph-rsid="00153cac"/>
    </style:style>
    <style:style style:name="T1" style:family="text">
      <style:text-properties officeooo:rsid="00153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ment jouer</text:p>
      <text:h text:style-name="Heading_20_1" text:outline-level="1">Compiler le programme dans une langue</text:h>
      <text:p text:style-name="P1">Pour jouer en anglais : <text:line-break/>$&gt;./compile</text:p>
      <text:p text:style-name="P1">Pour jouer en francais :<text:line-break/>$&gt;./compile -D FR</text:p>
      <text:h text:style-name="Heading_20_1" text:outline-level="1">Modifier les paramètres</text:h>
      <text:p text:style-name="P1">Vous pouvez les modifier depuis le jeu (option 5 dans le menu).</text:p>
      <text:h text:style-name="Heading_20_1" text:outline-level="1">Charger une partie</text:h>
      <text:p text:style-name="P1">Si vous voulez reprendre la dernière partie, choisissez l’option 2 du menu.</text:p>
      <text:p text:style-name="P1">Si vous voulez charger une autre partie, renommer le dossier de sauvegarde « save », <text:span text:style-name="T1">puis choisissez l’option 2.</text:span></text:p>
      <text:h text:style-name="Heading_20_1" text:outline-level="1">Jouer en reseau</text:h>
      <text:p text:style-name="P2">Un joueur doit héberger et choisir un port, l’autre rejoindre en entrant le port et l’ip de l’hébergeu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3:27:23.410274125</meta:creation-date>
    <dc:date>2017-12-30T13:33:47.454435869</dc:date>
    <meta:editing-duration>PT6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92" meta:character-count="538" meta:non-whitespace-character-count="456"/>
  </office:meta>
</office:document-meta>
</file>